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80f" officeooo:paragraph-rsid="0012580f"/>
    </style:style>
    <style:style style:name="P2" style:family="paragraph" style:parent-style-name="Standard">
      <style:text-properties officeooo:rsid="004f5749" officeooo:paragraph-rsid="004f5749"/>
    </style:style>
    <style:style style:name="P3" style:family="paragraph" style:parent-style-name="Standard">
      <style:text-properties officeooo:rsid="00581288" officeooo:paragraph-rsid="00581288"/>
    </style:style>
    <style:style style:name="P4" style:family="paragraph" style:parent-style-name="Text_20_body">
      <style:text-properties fo:font-weight="normal" officeooo:rsid="001583b2" officeooo:paragraph-rsid="001583b2" style:font-weight-asian="normal" style:font-weight-complex="normal"/>
    </style:style>
    <style:style style:name="P5" style:family="paragraph" style:parent-style-name="Text_20_body">
      <style:text-properties fo:font-weight="normal" officeooo:rsid="00185d91" officeooo:paragraph-rsid="00185d91" style:font-weight-asian="normal" style:font-weight-complex="normal"/>
    </style:style>
    <style:style style:name="P6" style:family="paragraph" style:parent-style-name="Text_20_body">
      <style:text-properties fo:font-weight="normal" officeooo:rsid="001a2d93" officeooo:paragraph-rsid="001a2d93" style:font-weight-asian="normal" style:font-weight-complex="normal"/>
    </style:style>
    <style:style style:name="P7" style:family="paragraph" style:parent-style-name="Text_20_body">
      <style:text-properties fo:font-weight="normal" officeooo:rsid="001a2d93" officeooo:paragraph-rsid="001cc9c5" style:font-weight-asian="normal" style:font-weight-complex="normal"/>
    </style:style>
    <style:style style:name="P8" style:family="paragraph" style:parent-style-name="Text_20_body">
      <style:text-properties fo:font-weight="normal" officeooo:rsid="001c1a5c" officeooo:paragraph-rsid="001c1a5c" style:font-weight-asian="normal" style:font-weight-complex="normal"/>
    </style:style>
    <style:style style:name="P9" style:family="paragraph" style:parent-style-name="Text_20_body">
      <style:text-properties fo:font-weight="normal" officeooo:rsid="0024ffe8" officeooo:paragraph-rsid="0024ffe8" style:font-weight-asian="normal" style:font-weight-complex="normal"/>
    </style:style>
    <style:style style:name="P10" style:family="paragraph" style:parent-style-name="Text_20_body">
      <style:text-properties fo:font-weight="normal" officeooo:rsid="0026e3fa" officeooo:paragraph-rsid="0026e3fa" style:font-weight-asian="normal" style:font-weight-complex="normal"/>
    </style:style>
    <style:style style:name="P11" style:family="paragraph" style:parent-style-name="Text_20_body">
      <style:text-properties fo:font-weight="normal" officeooo:rsid="002c2d42" officeooo:paragraph-rsid="002c2d42" style:font-weight-asian="normal" style:font-weight-complex="normal"/>
    </style:style>
    <style:style style:name="P12" style:family="paragraph" style:parent-style-name="Text_20_body">
      <style:text-properties fo:font-weight="normal" officeooo:rsid="004dcdca" officeooo:paragraph-rsid="004dcdca" style:font-weight-asian="normal" style:font-weight-complex="normal"/>
    </style:style>
    <style:style style:name="P13" style:family="paragraph" style:parent-style-name="Text_20_body">
      <style:text-properties fo:font-weight="normal" officeooo:rsid="0012abc5" officeooo:paragraph-rsid="0012abc5" style:font-weight-asian="normal" style:font-weight-complex="normal"/>
    </style:style>
    <style:style style:name="P14" style:family="paragraph" style:parent-style-name="Text_20_body">
      <style:text-properties fo:font-weight="normal" officeooo:rsid="005ebec9" officeooo:paragraph-rsid="005ebec9" style:font-weight-asian="normal" style:font-weight-complex="normal"/>
    </style:style>
    <style:style style:name="P15" style:family="paragraph" style:parent-style-name="Text_20_body">
      <style:text-properties fo:font-weight="normal" officeooo:rsid="005ebec9" officeooo:paragraph-rsid="005f2c09" style:font-weight-asian="normal" style:font-weight-complex="normal"/>
    </style:style>
    <style:style style:name="P16" style:family="paragraph" style:parent-style-name="Text_20_body">
      <style:text-properties fo:font-weight="normal" officeooo:rsid="0070dce7" officeooo:paragraph-rsid="00731df0" style:font-weight-asian="normal" style:font-weight-complex="normal"/>
    </style:style>
    <style:style style:name="P17" style:family="paragraph" style:parent-style-name="Text_20_body">
      <style:text-properties fo:font-weight="normal" officeooo:rsid="0070dce7" officeooo:paragraph-rsid="0079384f" style:font-weight-asian="normal" style:font-weight-complex="normal"/>
    </style:style>
    <style:style style:name="P18" style:family="paragraph" style:parent-style-name="Text_20_body">
      <style:text-properties fo:font-weight="normal" officeooo:rsid="00731df0" officeooo:paragraph-rsid="00731df0" style:font-weight-asian="normal" style:font-weight-complex="normal"/>
    </style:style>
    <style:style style:name="P19" style:family="paragraph" style:parent-style-name="Text_20_body">
      <style:text-properties fo:font-weight="normal" officeooo:rsid="007bab37" officeooo:paragraph-rsid="007bab37" style:font-weight-asian="normal" style:font-weight-complex="normal"/>
    </style:style>
    <style:style style:name="P20" style:family="paragraph" style:parent-style-name="Text_20_body">
      <style:text-properties fo:font-weight="normal" officeooo:rsid="007f22ec" officeooo:paragraph-rsid="007f22ec" style:font-weight-asian="normal" style:font-weight-complex="normal"/>
    </style:style>
    <style:style style:name="P21" style:family="paragraph" style:parent-style-name="Text_20_body">
      <style:text-properties officeooo:rsid="0016c1e5" officeooo:paragraph-rsid="0016c1e5"/>
    </style:style>
    <style:style style:name="P22" style:family="paragraph" style:parent-style-name="Text_20_body">
      <style:text-properties officeooo:rsid="002d0487" officeooo:paragraph-rsid="002d0487"/>
    </style:style>
    <style:style style:name="P23" style:family="paragraph" style:parent-style-name="Text_20_body">
      <style:text-properties officeooo:rsid="00298877" officeooo:paragraph-rsid="00298877"/>
    </style:style>
    <style:style style:name="P24" style:family="paragraph" style:parent-style-name="Text_20_body">
      <style:text-properties officeooo:rsid="003b4031" officeooo:paragraph-rsid="003b4031"/>
    </style:style>
    <style:style style:name="P25" style:family="paragraph" style:parent-style-name="Text_20_body">
      <style:text-properties fo:font-weight="bold" officeooo:rsid="007f22ec" officeooo:paragraph-rsid="007f22ec" style:font-weight-asian="bold" style:font-weight-complex="bold"/>
    </style:style>
    <style:style style:name="P26" style:family="paragraph" style:parent-style-name="Text_20_body">
      <style:text-properties officeooo:rsid="0052b8e9" officeooo:paragraph-rsid="0052b8e9"/>
    </style:style>
    <style:style style:name="P27" style:family="paragraph" style:parent-style-name="Text_20_body">
      <style:text-properties officeooo:rsid="0053d387" officeooo:paragraph-rsid="0053d387"/>
    </style:style>
    <style:style style:name="P28" style:family="paragraph" style:parent-style-name="Text_20_body">
      <style:text-properties officeooo:rsid="006060a3" officeooo:paragraph-rsid="006060a3"/>
    </style:style>
    <style:style style:name="P29" style:family="paragraph" style:parent-style-name="Text_20_body">
      <style:text-properties officeooo:rsid="007d5082" officeooo:paragraph-rsid="007d5082"/>
    </style:style>
    <style:style style:name="P30" style:family="paragraph" style:parent-style-name="Heading_20_1">
      <style:text-properties officeooo:rsid="0012abc5" officeooo:paragraph-rsid="0012abc5"/>
    </style:style>
    <style:style style:name="P31" style:family="paragraph" style:parent-style-name="Heading_20_2">
      <style:text-properties officeooo:rsid="0016c1e5" officeooo:paragraph-rsid="0016c1e5"/>
    </style:style>
    <style:style style:name="P32" style:family="paragraph" style:parent-style-name="Heading_20_3">
      <style:text-properties officeooo:paragraph-rsid="0012abc5"/>
    </style:style>
    <style:style style:name="P33" style:family="paragraph" style:parent-style-name="Heading_20_3">
      <style:text-properties style:font-name="Liberation Sans" fo:font-size="14.1000003814697pt" fo:font-weight="bold" officeooo:rsid="007d5082" officeooo:paragraph-rsid="007d5082" style:font-name-asian="Bitstream Vera Sans" style:font-size-asian="14.1000003814697pt" style:font-weight-asian="bold" style:font-name-complex="FreeSans" style:font-size-complex="14.1000003814697pt" style:font-weight-complex="bold"/>
    </style:style>
    <style:style style:name="P34" style:family="paragraph" style:parent-style-name="Standard">
      <style:text-properties officeooo:rsid="00581288" officeooo:paragraph-rsid="00581288"/>
    </style:style>
    <style:style style:name="P35" style:family="paragraph" style:parent-style-name="Standard">
      <style:text-properties officeooo:rsid="0088e287" officeooo:paragraph-rsid="0088e287"/>
    </style:style>
    <style:style style:name="P36" style:family="paragraph" style:parent-style-name="Text_20_body" style:list-style-name="L1">
      <style:text-properties officeooo:rsid="002fa990" officeooo:paragraph-rsid="002fa990"/>
    </style:style>
    <style:style style:name="P37" style:family="paragraph" style:parent-style-name="Text_20_body" style:list-style-name="L1">
      <style:text-properties officeooo:rsid="002fa990" officeooo:paragraph-rsid="0083ba68"/>
    </style:style>
    <style:style style:name="P38" style:family="paragraph" style:parent-style-name="Text_20_body" style:list-style-name="L1">
      <style:text-properties officeooo:rsid="003378de" officeooo:paragraph-rsid="003378de"/>
    </style:style>
    <style:style style:name="P39" style:family="paragraph" style:parent-style-name="Text_20_body" style:list-style-name="L1">
      <style:text-properties officeooo:rsid="00345e5b" officeooo:paragraph-rsid="00345e5b"/>
    </style:style>
    <style:style style:name="P40" style:family="paragraph" style:parent-style-name="Text_20_body" style:list-style-name="L1">
      <style:text-properties officeooo:rsid="0038e06b" officeooo:paragraph-rsid="0038e06b"/>
    </style:style>
    <style:style style:name="P41" style:family="paragraph" style:parent-style-name="Text_20_body" style:list-style-name="L1">
      <style:text-properties officeooo:rsid="003b4031" officeooo:paragraph-rsid="003b4031"/>
    </style:style>
    <style:style style:name="P42" style:family="paragraph" style:parent-style-name="Text_20_body" style:list-style-name="L2">
      <style:text-properties officeooo:rsid="006060a3" officeooo:paragraph-rsid="006060a3"/>
    </style:style>
    <style:style style:name="P43" style:family="paragraph" style:parent-style-name="Text_20_body" style:list-style-name="L2">
      <style:text-properties officeooo:rsid="0062c314" officeooo:paragraph-rsid="0062c314"/>
    </style:style>
    <style:style style:name="P44" style:family="paragraph" style:parent-style-name="Text_20_body" style:list-style-name="L2">
      <style:text-properties officeooo:rsid="00661221" officeooo:paragraph-rsid="00661221"/>
    </style:style>
    <style:style style:name="P45" style:family="paragraph" style:parent-style-name="Text_20_body" style:list-style-name="L3">
      <style:text-properties officeooo:rsid="002b3d04" officeooo:paragraph-rsid="002b3d04"/>
    </style:style>
    <style:style style:name="P46" style:family="paragraph" style:parent-style-name="Text_20_body" style:list-style-name="L3">
      <style:text-properties officeooo:rsid="002e235f" officeooo:paragraph-rsid="002e235f"/>
    </style:style>
    <style:style style:name="P47" style:family="paragraph" style:parent-style-name="Text_20_body" style:list-style-name="L4">
      <style:text-properties officeooo:rsid="0039b405" officeooo:paragraph-rsid="0039b405"/>
    </style:style>
    <style:style style:name="P48" style:family="paragraph" style:parent-style-name="Text_20_body" style:list-style-name="L4">
      <style:text-properties officeooo:rsid="0040ea25" officeooo:paragraph-rsid="0040ea25"/>
    </style:style>
    <style:style style:name="P49" style:family="paragraph" style:parent-style-name="Text_20_body" style:list-style-name="L4">
      <style:text-properties officeooo:rsid="004120b0" officeooo:paragraph-rsid="004120b0"/>
    </style:style>
    <style:style style:name="P50" style:family="paragraph" style:parent-style-name="Text_20_body" style:list-style-name="L4">
      <style:text-properties officeooo:rsid="0042b34e" officeooo:paragraph-rsid="0042b34e"/>
    </style:style>
    <style:style style:name="P51" style:family="paragraph" style:parent-style-name="Text_20_body" style:list-style-name="L4">
      <style:text-properties officeooo:rsid="00461d91" officeooo:paragraph-rsid="00461d91"/>
    </style:style>
    <style:style style:name="P52" style:family="paragraph" style:parent-style-name="Text_20_body" style:list-style-name="L5">
      <style:text-properties officeooo:paragraph-rsid="00731df0"/>
    </style:style>
    <style:style style:name="P53" style:family="paragraph" style:parent-style-name="Text_20_body" style:list-style-name="L5">
      <style:text-properties officeooo:rsid="007551af" officeooo:paragraph-rsid="007551af"/>
    </style:style>
    <style:style style:name="P54" style:family="paragraph" style:parent-style-name="Text_20_body" style:list-style-name="L5">
      <style:text-properties fo:font-weight="normal" officeooo:rsid="00731df0" officeooo:paragraph-rsid="00731df0" style:font-weight-asian="normal" style:font-weight-complex="normal"/>
    </style:style>
    <style:style style:name="P55" style:family="paragraph" style:parent-style-name="Text_20_body">
      <style:text-properties fo:font-weight="normal" officeooo:rsid="00717558" officeooo:paragraph-rsid="00731df0" style:font-weight-asian="normal" style:font-weight-complex="normal"/>
    </style:style>
    <style:style style:name="P56" style:family="paragraph" style:parent-style-name="Text_20_body">
      <style:text-properties fo:font-weight="normal" officeooo:rsid="0089c1f6" officeooo:paragraph-rsid="0089c1f6" style:font-weight-asian="normal" style:font-weight-complex="normal"/>
    </style:style>
    <style:style style:name="P57" style:family="paragraph" style:parent-style-name="Text_20_body" style:list-style-name="L5">
      <style:text-properties fo:font-weight="normal" officeooo:rsid="008dc6ea" officeooo:paragraph-rsid="008dc6ea" style:font-weight-asian="normal" style:font-weight-complex="normal"/>
    </style:style>
    <style:style style:name="P58" style:family="paragraph" style:parent-style-name="Text_20_body">
      <style:text-properties fo:font-weight="normal" officeooo:rsid="00946da3" officeooo:paragraph-rsid="00946da3" style:font-weight-asian="normal" style:font-weight-complex="normal"/>
    </style:style>
    <style:style style:name="P59" style:family="paragraph" style:parent-style-name="Text_20_body">
      <style:text-properties fo:font-weight="normal" officeooo:rsid="00954234" officeooo:paragraph-rsid="00954234" style:font-weight-asian="normal" style:font-weight-complex="normal"/>
    </style:style>
    <style:style style:name="P60" style:family="paragraph" style:parent-style-name="Text_20_body">
      <style:text-properties fo:font-weight="normal" officeooo:rsid="00954234" officeooo:paragraph-rsid="009e2f54" style:font-weight-asian="normal" style:font-weight-complex="normal"/>
    </style:style>
    <style:style style:name="P61" style:family="paragraph" style:parent-style-name="Text_20_body">
      <style:text-properties fo:font-weight="normal" officeooo:rsid="0095fc87" officeooo:paragraph-rsid="0095fc87" style:font-weight-asian="normal" style:font-weight-complex="normal"/>
    </style:style>
    <style:style style:name="P62" style:family="paragraph" style:parent-style-name="Text_20_body">
      <style:text-properties fo:font-weight="normal" officeooo:rsid="009e2f54" officeooo:paragraph-rsid="009e2f54" style:font-weight-asian="normal" style:font-weight-complex="normal"/>
    </style:style>
    <style:style style:name="P63" style:family="paragraph" style:parent-style-name="Text_20_body">
      <style:text-properties fo:font-weight="normal" officeooo:rsid="00a7bc3a" officeooo:paragraph-rsid="00a7bc3a" style:font-weight-asian="normal" style:font-weight-complex="normal"/>
    </style:style>
    <style:style style:name="P64" style:family="paragraph" style:parent-style-name="Text_20_body">
      <style:text-properties fo:font-weight="normal" officeooo:rsid="00aaa3e5" officeooo:paragraph-rsid="00aaa3e5" style:font-weight-asian="normal" style:font-weight-complex="normal"/>
    </style:style>
    <style:style style:name="P65" style:family="paragraph" style:parent-style-name="Text_20_body">
      <style:text-properties fo:font-weight="normal" officeooo:rsid="00ad2071" officeooo:paragraph-rsid="00ad2071" style:font-weight-asian="normal" style:font-weight-complex="normal"/>
    </style:style>
    <style:style style:name="P66" style:family="paragraph" style:parent-style-name="Text_20_body" style:list-style-name="L6">
      <style:text-properties officeooo:rsid="0089c1f6" officeooo:paragraph-rsid="0089c1f6"/>
    </style:style>
    <style:style style:name="T1" style:family="text">
      <style:text-properties officeooo:rsid="0021e155"/>
    </style:style>
    <style:style style:name="T2" style:family="text">
      <style:text-properties officeooo:rsid="002b7d5f"/>
    </style:style>
    <style:style style:name="T3" style:family="text">
      <style:text-properties officeooo:rsid="002db3a4"/>
    </style:style>
    <style:style style:name="T4" style:family="text">
      <style:text-properties officeooo:rsid="003042bb"/>
    </style:style>
    <style:style style:name="T5" style:family="text">
      <style:text-properties officeooo:rsid="00311bd7"/>
    </style:style>
    <style:style style:name="T6" style:family="text">
      <style:text-properties officeooo:rsid="003210df"/>
    </style:style>
    <style:style style:name="T7" style:family="text">
      <style:text-properties officeooo:rsid="0032e5e4"/>
    </style:style>
    <style:style style:name="T8" style:family="text">
      <style:text-properties officeooo:rsid="00338234"/>
    </style:style>
    <style:style style:name="T9" style:family="text">
      <style:text-properties officeooo:rsid="0034863e"/>
    </style:style>
    <style:style style:name="T10" style:family="text">
      <style:text-properties officeooo:rsid="0034f2e5"/>
    </style:style>
    <style:style style:name="T11" style:family="text">
      <style:text-properties officeooo:rsid="0036e4cf"/>
    </style:style>
    <style:style style:name="T12" style:family="text">
      <style:text-properties officeooo:rsid="00380ebf"/>
    </style:style>
    <style:style style:name="T13" style:family="text">
      <style:text-properties officeooo:rsid="003b4031"/>
    </style:style>
    <style:style style:name="T14" style:family="text">
      <style:text-properties officeooo:rsid="003cbc07"/>
    </style:style>
    <style:style style:name="T15" style:family="text">
      <style:text-properties officeooo:rsid="003cc67c"/>
    </style:style>
    <style:style style:name="T16" style:family="text">
      <style:text-properties officeooo:rsid="003e9d00"/>
    </style:style>
    <style:style style:name="T17" style:family="text">
      <style:text-properties officeooo:rsid="0042b34e"/>
    </style:style>
    <style:style style:name="T18" style:family="text">
      <style:text-properties officeooo:rsid="0042d87d"/>
    </style:style>
    <style:style style:name="T19" style:family="text">
      <style:text-properties officeooo:rsid="004331de"/>
    </style:style>
    <style:style style:name="T20" style:family="text">
      <style:text-properties officeooo:rsid="00442ab0"/>
    </style:style>
    <style:style style:name="T21" style:family="text">
      <style:text-properties officeooo:rsid="0047f3e4"/>
    </style:style>
    <style:style style:name="T22" style:family="text">
      <style:text-properties officeooo:rsid="004a34d5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731df0" style:font-weight-asian="normal" style:font-weight-complex="normal"/>
    </style:style>
    <style:style style:name="T25" style:family="text">
      <style:text-properties fo:font-weight="normal" officeooo:rsid="007646d4" style:font-weight-asian="normal" style:font-weight-complex="normal"/>
    </style:style>
    <style:style style:name="T26" style:family="text">
      <style:text-properties fo:font-weight="normal" officeooo:rsid="007829c4" style:font-weight-asian="normal" style:font-weight-complex="normal"/>
    </style:style>
    <style:style style:name="T27" style:family="text">
      <style:text-properties fo:font-weight="normal" officeooo:rsid="0078fb8a" style:font-weight-asian="normal" style:font-weight-complex="normal"/>
    </style:style>
    <style:style style:name="T28" style:family="text">
      <style:text-properties fo:font-weight="normal" officeooo:rsid="00799123" style:font-weight-asian="normal" style:font-weight-complex="normal"/>
    </style:style>
    <style:style style:name="T29" style:family="text">
      <style:text-properties fo:font-weight="normal" officeooo:rsid="007b2172" style:font-weight-asian="normal" style:font-weight-complex="normal"/>
    </style:style>
    <style:style style:name="T30" style:family="text">
      <style:text-properties officeooo:rsid="0051d832"/>
    </style:style>
    <style:style style:name="T31" style:family="text">
      <style:text-properties officeooo:rsid="005dc970"/>
    </style:style>
    <style:style style:name="T32" style:family="text">
      <style:text-properties officeooo:rsid="005e03db"/>
    </style:style>
    <style:style style:name="T33" style:family="text">
      <style:text-properties officeooo:rsid="005f2c09"/>
    </style:style>
    <style:style style:name="T34" style:family="text">
      <style:text-properties officeooo:rsid="005fdc23"/>
    </style:style>
    <style:style style:name="T35" style:family="text">
      <style:text-properties officeooo:rsid="00625eab"/>
    </style:style>
    <style:style style:name="T36" style:family="text">
      <style:text-properties officeooo:rsid="0062c314"/>
    </style:style>
    <style:style style:name="T37" style:family="text">
      <style:text-properties officeooo:rsid="0064ba96"/>
    </style:style>
    <style:style style:name="T38" style:family="text">
      <style:text-properties officeooo:rsid="007b2610"/>
    </style:style>
    <style:style style:name="T39" style:family="text">
      <style:text-properties officeooo:rsid="007efdd8"/>
    </style:style>
    <style:style style:name="T40" style:family="text">
      <style:text-properties officeooo:rsid="0084cd45"/>
    </style:style>
    <style:style style:name="T41" style:family="text">
      <style:text-properties officeooo:rsid="0089f1f2"/>
    </style:style>
    <style:style style:name="T42" style:family="text">
      <style:text-properties officeooo:rsid="008a90af"/>
    </style:style>
    <style:style style:name="T43" style:family="text">
      <style:text-properties style:font-name="Liberation Sans" fo:font-size="18.2000007629395pt" fo:font-weight="bold" officeooo:rsid="008a90af" style:font-name-asian="Bitstream Vera Sans" style:font-size-asian="18.2000007629395pt" style:font-weight-asian="bold" style:font-name-complex="FreeSans" style:font-size-complex="18.2000007629395pt" style:font-weight-complex="bold"/>
    </style:style>
    <style:style style:name="T44" style:family="text">
      <style:text-properties officeooo:rsid="008bea6f"/>
    </style:style>
    <style:style style:name="T45" style:family="text">
      <style:text-properties officeooo:rsid="00903f18"/>
    </style:style>
    <style:style style:name="T46" style:family="text">
      <style:text-properties officeooo:rsid="0092bcbe"/>
    </style:style>
    <style:style style:name="T47" style:family="text">
      <style:text-properties officeooo:rsid="00938f49"/>
    </style:style>
    <style:style style:name="T48" style:family="text">
      <style:text-properties fo:font-style="normal" officeooo:rsid="008bea6f" style:font-style-asian="normal" style:font-style-complex="normal"/>
    </style:style>
    <style:style style:name="T49" style:family="text">
      <style:text-properties officeooo:rsid="0094539b"/>
    </style:style>
    <style:style style:name="T50" style:family="text">
      <style:text-properties officeooo:rsid="0096d293"/>
    </style:style>
    <style:style style:name="T51" style:family="text">
      <style:text-properties officeooo:rsid="0098141a"/>
    </style:style>
    <style:style style:name="T52" style:family="text">
      <style:text-properties officeooo:rsid="009e2f54"/>
    </style:style>
    <style:style style:name="T53" style:family="text">
      <style:text-properties style:text-line-through-style="solid" style:text-line-through-type="single"/>
    </style:style>
    <style:style style:name="T54" style:family="text">
      <style:text-properties style:text-line-through-style="solid" style:text-line-through-type="single" officeooo:rsid="0099ffc4"/>
    </style:style>
    <style:style style:name="T55" style:family="text">
      <style:text-properties style:text-line-through-style="solid" style:text-line-through-type="single" officeooo:rsid="009a8f7e"/>
    </style:style>
    <style:style style:name="T56" style:family="text">
      <style:text-properties officeooo:rsid="009e6160"/>
    </style:style>
    <style:style style:name="T57" style:family="text">
      <style:text-properties officeooo:rsid="009f5f98"/>
    </style:style>
    <style:style style:name="T58" style:family="text">
      <style:text-properties officeooo:rsid="00a604a0"/>
    </style:style>
    <style:style style:name="T59" style:family="text">
      <style:text-properties officeooo:rsid="00aaa3e5"/>
    </style:style>
    <style:style style:name="T60" style:family="text">
      <style:text-properties officeooo:rsid="00ab7d00"/>
    </style:style>
    <style:style style:name="T61" style:family="text">
      <style:text-properties officeooo:rsid="00ab7e41"/>
    </style:style>
    <style:style style:name="T62" style:family="text">
      <style:text-properties officeooo:rsid="00ab90bd"/>
    </style:style>
    <style:style style:name="T63" style:family="text">
      <style:text-properties officeooo:rsid="00acbba6"/>
    </style:style>
    <style:style style:name="T64" style:family="text">
      <style:text-properties officeooo:rsid="00b095d8"/>
    </style:style>
    <style:style style:name="T65" style:family="text">
      <style:text-properties officeooo:rsid="00b200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yLang Specification</text:p>
      <text:p text:style-name="P1"/>
      <text:h text:style-name="P30" text:outline-level="1">Use Cases</text:h>
      <text:p text:style-name="P23">Why not other language?</text:p>
      <text:list xml:id="list34209976" text:style-name="L1">
        <text:list-item>
          <text:p text:style-name="P37">Rust has a too complicated syntax</text:p>
        </text:list-item>
        <text:list-item>
          <text:p text:style-name="P36">Interpreted languages, VM languages are slow <text:span text:style-name="T40">and too high level</text:span> (Python, Java)</text:p>
        </text:list-item>
        <text:list-item>
          <text:p text:style-name="P36">Go doesn’t have static dispatch<text:span text:style-name="T4">(?), </text:span><text:span text:style-name="T6">syntax </text:span><text:span text:style-name="T7">and OOP </text:span><text:span text:style-name="T6">can still be simplified</text:span></text:p>
        </text:list-item>
        <text:list-item>
          <text:p text:style-name="P38">Julia<text:span text:style-name="T16"> </text:span>is too high lev<text:span text:style-name="T8">el, </text:span><text:span text:style-name="T36">end keyword sucks</text:span></text:p>
        </text:list-item>
        <text:list-item>
          <text:p text:style-name="P39">C, <text:span text:style-name="T9">C++</text:span> macros <text:span text:style-name="T10">and syntax </text:span>suck, <text:span text:style-name="T11">are unsafe </text:span><text:span text:style-name="T12">and old fashioned, </text:span><text:span text:style-name="T15">poor exception handling</text:span></text:p>
        </text:list-item>
        <text:list-item>
          <text:p text:style-name="P40">Carbon?</text:p>
        </text:list-item>
        <text:list-item>
          <text:p text:style-name="P41">No one has the strong formalization desired, including hardware formalization</text:p>
        </text:list-item>
      </text:list>
      <text:p text:style-name="P24"/>
      <text:p text:style-name="P28">What other languages have good but not all at once:</text:p>
      <text:list xml:id="list2461455533" text:style-name="L2">
        <text:list-item>
          <text:p text:style-name="P42">Rust has good memory safety and the borrowing system</text:p>
        </text:list-item>
        <text:list-item>
          <text:p text:style-name="P42">C has direct memory access (although unsafe)</text:p>
        </text:list-item>
        <text:list-item>
          <text:p text:style-name="P42">Julia has the dynamic dispatch + method overloading and the LISP pre-processor, <text:span text:style-name="T35">also isn’t OOP</text:span></text:p>
        </text:list-item>
        <text:list-item>
          <text:p text:style-name="P43">Python has a<text:span text:style-name="T37">n after all</text:span> simple syntax</text:p>
        </text:list-item>
        <text:list-item>
          <text:p text:style-name="P44">LISP is even more dead simple</text:p>
        </text:list-item>
      </text:list>
      <text:h text:style-name="Heading_20_1" text:outline-level="1">Principles and Trade-Offs</text:h>
      <text:list xml:id="list3577297151" text:style-name="L3">
        <text:list-item>
          <text:p text:style-name="P45">Types: strong, static, inferred (when possible), nominal</text:p>
        </text:list-item>
        <text:list-item>
          <text:p text:style-name="P45">“<text:span text:style-name="T2">Code is more read than written” – </text:span><text:span text:style-name="T5">ultra-</text:span><text:span text:style-name="T2">minimalist syntax is a must have</text:span></text:p>
        </text:list-item>
        <text:list-item>
          <text:p text:style-name="P46">Static dispatch + method overloading</text:p>
        </text:list-item>
      </text:list>
      <text:h text:style-name="Heading_20_1" text:outline-level="1">Development Workflow</text:h>
      <text:list xml:id="list1380650811" text:style-name="L4">
        <text:list-item>
          <text:p text:style-name="P47">Identify problems and use cases for proposed solutions</text:p>
        </text:list-item>
        <text:list-item>
          <text:p text:style-name="P47">Check if there already isn’t a good enough solution <text:span text:style-name="T14">(KISS)</text:span></text:p>
        </text:list-item>
        <text:list-item>
          <text:p text:style-name="P47">Check on other languages to see how they solve the problem, and if there’s something that can be borrowed</text:p>
        </text:list-item>
        <text:list-item>
          <text:p text:style-name="P47">Identify trade-offs <text:span text:style-name="T13">of proposed solutions and how they align with the project</text:span></text:p>
        </text:list-item>
        <text:list-item>
          <text:p text:style-name="P48"><text:soft-page-break/>Specify the solution in detail → all open questions must be decided, all foreseeable problems must be addressed before implementation, <text:span text:style-name="T18">purposeful “not-gonna-dos” must be specified</text:span></text:p>
        </text:list-item>
        <text:list-item>
          <text:p text:style-name="P49">Formaliz<text:span text:style-name="T17">e the new solution</text:span></text:p>
        </text:list-item>
        <text:list-item>
          <text:p text:style-name="P50">Write tests for new solution <text:span text:style-name="T20">[how are we going to test it? </text:span><text:span text:style-name="T22">Isabelle/HOL? Own theorem prover? </text:span><text:span text:style-name="T30">Is the theorem prover all that’s needed?</text:span><text:span text:style-name="T20">]</text:span></text:p>
        </text:list-item>
        <text:list-item>
          <text:p text:style-name="P49">Implement <text:span text:style-name="T19">new solution</text:span></text:p>
        </text:list-item>
        <text:list-item>
          <text:p text:style-name="P51">Tes<text:span text:style-name="T21">t the solution</text:span></text:p>
        </text:list-item>
      </text:list>
      <text:h text:style-name="Heading_20_1" text:outline-level="1">Type System</text:h>
      <text:h text:style-name="Heading_20_2" text:outline-level="2">Primitive Types</text:h>
      <text:h text:style-name="Heading_20_3" text:outline-level="3">Integers</text:h>
      <text:p text:style-name="P3">i8, i16, i32, i64</text:p>
      <text:p text:style-name="P3">ui8, ui16, ui32, ui64</text:p>
      <text:p text:style-name="P35">mod8, mod16, mod32, mod64</text:p>
      <text:p text:style-name="P1"/>
      <text:h text:style-name="Heading_20_3" text:outline-level="3">Floats</text:h>
      <text:p text:style-name="P1"><text:span text:style-name="T31">f</text:span>32, <text:span text:style-name="T31">f</text:span>64</text:p>
      <text:p text:style-name="P1"/>
      <text:h text:style-name="Heading_20_3" text:outline-level="3">Boolean</text:h>
      <text:p text:style-name="P2"><text:span text:style-name="T32">b</text:span>ool</text:p>
      <text:p text:style-name="P1"/>
      <text:h text:style-name="Heading_20_2" text:outline-level="2">Composite Types</text:h>
      <text:h text:style-name="P32" text:outline-level="3">Struct</text:h>
      <text:p text:style-name="P13"/>
      <text:h text:style-name="P33" text:outline-level="3">Mem</text:h>
      <text:p text:style-name="P29">Addr</text:p>
      <text:p text:style-name="P27">Type</text:p>
      <text:p text:style-name="P26">Size</text:p>
      <text:p text:style-name="P26">-&gt; <text:span text:style-name="T39">set</text:span></text:p>
      <text:p text:style-name="P26">-&gt; <text:span text:style-name="T39">get</text:span></text:p>
      <text:h text:style-name="Heading_20_3" text:outline-level="3">Str</text:h>
      <text:p text:style-name="P5">Blob</text:p>
      <text:p text:style-name="P5"><text:soft-page-break/>Encoding – “<text:span text:style-name="T30">utf8”</text:span></text:p>
      <text:p text:style-name="P25">Optional</text:p>
      <text:p text:style-name="P20">Set -&gt;</text:p>
      <text:p text:style-name="P20">Type -&gt;</text:p>
      <text:p text:style-name="P20">Value -&gt;</text:p>
      <text:h text:style-name="Heading_20_1" text:outline-level="1">Keywords</text:h>
      <text:p text:style-name="P4">mut</text:p>
      <text:p text:style-name="P9">if</text:p>
      <text:p text:style-name="P9">else</text:p>
      <text:p text:style-name="P9">elif</text:p>
      <text:p text:style-name="P9">while</text:p>
      <text:p text:style-name="P9">for</text:p>
      <text:p text:style-name="P10">fn</text:p>
      <text:p text:style-name="P12">continue</text:p>
      <text:p text:style-name="P12">break</text:p>
      <text:p text:style-name="P12"/>
      <text:h text:style-name="Heading_20_1" text:outline-level="1">Operators</text:h>
      <text:p text:style-name="P7">=</text:p>
      <text:p text:style-name="P6">+</text:p>
      <text:p text:style-name="P6">-</text:p>
      <text:p text:style-name="P6">*</text:p>
      <text:p text:style-name="P6">/</text:p>
      <text:p text:style-name="P6">%</text:p>
      <text:p text:style-name="P11">\</text:p>
      <text:p text:style-name="P6"/>
      <text:p text:style-name="P6">==</text:p>
      <text:p text:style-name="P6">&gt;=</text:p>
      <text:p text:style-name="P6">&lt;=</text:p>
      <text:p text:style-name="P6">!=</text:p>
      <text:p text:style-name="P6"/>
      <text:p text:style-name="P15"><text:soft-page-break/>! <text:span text:style-name="T33">[decision about </text:span><text:span text:style-name="T34">wheter not or !</text:span><text:span text:style-name="T33">]</text:span></text:p>
      <text:p text:style-name="P14">and</text:p>
      <text:p text:style-name="P14">or</text:p>
      <text:p text:style-name="P14">xor</text:p>
      <text:p text:style-name="P6"/>
      <text:h text:style-name="Heading_20_1" text:outline-level="1">Blocks and Identation</text:h>
      <text:p text:style-name="P8">Xx</text:p>
      <text:p text:style-name="P8"/>
      <text:h text:style-name="Heading_20_1" text:outline-level="1"><text:span text:style-name="T43">Error</text:span> Hand<text:span text:style-name="T3">l</text:span>ing</text:h>
      <text:p text:style-name="P17">[</text:p>
      <text:p text:style-name="P17">single OP operations when they raise special states (integer overflow)</text:p>
      <text:p text:style-name="P16">“Errors should never pass silently.</text:p>
      <text:p text:style-name="P16">Unless explicitly silenced.”</text:p>
      <text:p text:style-name="P18">Options:</text:p>
      <text:list xml:id="list3885014393" text:style-name="L5">
        <text:list-item>
          <text:p text:style-name="P52"><text:span text:style-name="T24">don’t care, C doesn’t care of overflows, the programmer must write it safely and use GOTOs → we want safety by default, so this option is discar</text:span><text:span text:style-name="T29">d</text:span><text:span text:style-name="T24">ed</text:span></text:p>
        </text:list-item>
        <text:list-item>
          <text:p text:style-name="P53"><text:span text:style-name="T24">s</text:span><text:span text:style-name="T23">tate variables, but they don’t force the programmer to decide what to do</text:span></text:p>
        </text:list-item>
        <text:list-item>
          <text:p text:style-name="P53"><text:span text:style-name="T23">forced state variables, but the programmer must always write down what happens</text:span><text:span text:style-name="T25"> even if impractical – </text:span><text:span text:style-name="T28">ALL</text:span><text:span text:style-name="T26"> mathematical operations will be followed by </text:span><text:span text:style-name="T27">handler code</text:span></text:p>
        </text:list-item>
        <text:list-item>
          <text:p text:style-name="P54">try/catch blocks, if they go beyond functions <text:span text:style-name="T38">it </text:span>leads to spaghetti code</text:p>
        </text:list-item>
        <text:list-item>
          <text:p text:style-name="P57">try/catch blocks, one per function, try is hidden, exit points <text:span text:style-name="T45">and resource release</text:span> are enforced by the compiler</text:p>
        </text:list-item>
      </text:list>
      <text:p text:style-name="P18"/>
      <text:p text:style-name="P19">Exception objects must be created.</text:p>
      <text:p text:style-name="P55">]</text:p>
      <text:p text:style-name="P56"><text:span text:style-name="T42">Error</text:span> handling is done on a <text:span text:style-name="T48">snippet</text:span> base. <text:span text:style-name="T49">S</text:span><text:span text:style-name="T46">nippets correspond to at least one but possibly more </text:span><text:span text:style-name="T50">operations</text:span><text:span text:style-name="T46"> </text:span><text:span text:style-name="T47">and therefore may correspond to entire functions</text:span><text:span text:style-name="T46">.</text:span> <text:span text:style-name="T44">All snippets have at least one exit point that corresponds to the successful execution of its </text:span><text:span text:style-name="T50">operation</text:span><text:span text:style-name="T44">. However snippets may need to redirect the execution flow to handle errors and therefore may have more exit points.</text:span></text:p>
      <text:p text:style-name="P58">Every snippet has a declaration for its possible exit points. When the programmer writes code that uses a snippet with declared exit points, the compiler ensures <text:span text:style-name="T53">that either 1)</text:span> all exit points have their respective handler code<text:span text:style-name="T53">, or 2) </text:span><text:span text:style-name="T54">exit points</text:span><text:span text:style-name="T53"> </text:span><text:span text:style-name="T54">have an explicit declaration to pass through </text:span><text:span text:style-name="T55">to the succesful exit point.</text:span></text:p>
      <text:p text:style-name="P59"><text:soft-page-break/>For example, consider a<text:span text:style-name="T52">n incorrect</text:span> subtraction of <text:span text:style-name="T56">two</text:span> <text:span text:style-name="T57">u</text:span>i64 integer<text:span text:style-name="T56">s</text:span>:</text:p>
      <text:p text:style-name="P59">fn sub<text:tab/><text:span text:style-name="T57">u</text:span>i64 x <text:span text:style-name="T57">u</text:span>i64 y<text:tab/><text:span text:style-name="T57">u</text:span>i64</text:p>
      <text:p text:style-name="P59"><text:tab/>z = x – y</text:p>
      <text:p text:style-name="P59"><text:tab/>ret z</text:p>
      <text:p text:style-name="P61">Because <text:span text:style-name="T57">u</text:span>i64 is a type protected against <text:span text:style-name="T64">unhandled</text:span><text:span text:style-name="T61"> </text:span>arithmetic overflow<text:span text:style-name="T61">s</text:span>, its subtraction <text:span text:style-name="T51">operation has an exit point to handle </text:span><text:span text:style-name="T52">such condition. Therefore, such code won’t compile, and the compiler will show error messages: []</text:span></text:p>
      <text:p text:style-name="P61"/>
      <text:p text:style-name="P62">For this to be correct, the respective handler must be provided, as in:</text:p>
      <text:p text:style-name="P60">fn sub<text:tab/><text:span text:style-name="T57">u</text:span>i64 x <text:span text:style-name="T57">u</text:span>i64 y<text:tab/><text:span text:style-name="T57">u</text:span>i64</text:p>
      <text:p text:style-name="P60"><text:tab/>z = x – y</text:p>
      <text:p text:style-name="P60"/>
      <text:p text:style-name="P60"><text:tab/><text:span text:style-name="T52">handle A</text:span><text:span text:style-name="T57">rithOf</text:span></text:p>
      <text:p text:style-name="P60"><text:tab/><text:tab/><text:span text:style-name="T58">print “ArithmeticOverflow!”</text:span></text:p>
      <text:p text:style-name="P63"><text:tab/><text:tab/><text:span text:style-name="T60">z =</text:span> 0</text:p>
      <text:p text:style-name="P60"/>
      <text:p text:style-name="P60"><text:tab/>ret z</text:p>
      <text:p text:style-name="P64">[handler keyword? Name for the arithmetic overflow condition? <text:span text:style-name="T65">Do we propagate exceptions?</text:span>]</text:p>
      <text:p text:style-name="P65">[<text:span text:style-name="T62">The value of overflowed register should be returned? </text:span>Er no, since it’s an error, right?]</text:p>
      <text:p text:style-name="P16"/>
      <text:h text:style-name="Heading_20_1" text:outline-level="1">Compiler</text:h>
      <text:h text:style-name="P31" text:outline-level="2">Targets</text:h>
      <text:p text:style-name="P21">x86_64</text:p>
      <text:p text:style-name="P21">AARCH64</text:p>
      <text:h text:style-name="P31" text:outline-level="2">Dependences</text:h>
      <text:p text:style-name="P21">LLVM? Other tools?</text:p>
      <text:h text:style-name="Heading_20_2" text:outline-level="2">Intermediate Representation <text:span text:style-name="T1">(IR)</text:span></text:h>
      <text:p text:style-name="P22">xx</text:p>
      <text:h text:style-name="Heading_20_2" text:outline-level="2">Pre-Processor</text:h>
      <text:p text:style-name="P21">xx</text:p>
      <text:p text:style-name="P21"><text:soft-page-break/></text:p>
      <text:h text:style-name="Heading_20_2" text:outline-level="2">Parser</text:h>
      <text:p text:style-name="P21">xx</text:p>
      <text:p text:style-name="P21"/>
      <text:h text:style-name="Heading_20_2" text:outline-level="2">Register Allocation Algorithm</text:h>
      <text:p text:style-name="P21">xx</text:p>
      <text:h text:style-name="Heading_20_2" text:outline-level="2"><text:line-break/>Optimizations</text:h>
      <text:p text:style-name="P21">xx</text:p>
      <text:h text:style-name="Heading_20_1" text:outline-level="1">Roadmap</text:h>
      <text:list xml:id="list4055921237" text:style-name="L6">
        <text:list-item>
          <text:p text:style-name="P66">Do all the research and planning needed to write the specification</text:p>
        </text:list-item>
        <text:list-item>
          <text:p text:style-name="P66">Write the specification</text:p>
        </text:list-item>
        <text:list-item>
          <text:p text:style-name="P66">Implement the tokenizer</text:p>
        </text:list-item>
        <text:list-item>
          <text:p text:style-name="P66">Implement the LISP machine</text:p>
        </text:list-item>
        <text:list-item>
          <text:p text:style-name="P66">Implement the parser</text:p>
        </text:list-item>
        <text:list-item>
          <text:p text:style-name="P66">Implement the compiler</text:p>
        </text:list-item>
        <text:list-item>
          <text:p text:style-name="P66">Implement optimiz<text:span text:style-name="T41">a</text:span>ti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0:52:55.784269757</meta:creation-date>
    <dc:date>2022-12-21T10:34:57.790580228</dc:date>
    <meta:editing-duration>P2DT3H22M35S</meta:editing-duration>
    <meta:editing-cycles>157</meta:editing-cycles>
    <meta:generator>LibreOffice/7.0.4.2$Linux_X86_64 LibreOffice_project/00$Build-2</meta:generator>
    <meta:document-statistic meta:table-count="0" meta:image-count="0" meta:object-count="0" meta:page-count="6" meta:paragraph-count="136" meta:word-count="782" meta:character-count="4526" meta:non-whitespace-character-count="3901"/>
  </office:meta>
</office:document-meta>
</file>